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 DemiLight" svg:font-family="'Noto Sans CJK JP DemiLight'" style:font-family-generic="swiss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 style:parent-style-name="objectwithoutfill">
      <style:graphic-properties draw:marker-end="線の終点_20_2" draw:fill="none" draw:textarea-vertical-align="middle" loext:decorative="false"/>
    </style:style>
    <style:style style:name="gr3" style:family="graphic" style:parent-style-name="objectwithoutfill">
      <style:graphic-properties draw:marker-start="Triangle" draw:marker-end="線の終点_20_2" draw:fill="none" draw:textarea-vertical-align="middle" loext:decorative="false"/>
    </style:style>
    <style:style style:name="gr4" style:family="graphic" style:parent-style-name="standard" style:list-style-name="L3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right" draw:textarea-vertical-align="top" draw:auto-grow-height="false" fo:min-height="0.898cm" fo:min-width="0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start="Triangle" draw:marker-end="線の終点_20_3" draw:fill="none" draw:textarea-vertical-align="middle" loext:decorative="false"/>
    </style:style>
    <style:style style:name="gr6" style:family="graphic">
      <style:graphic-properties style:protect="size" loext:decorative="false"/>
    </style:style>
    <style:style style:name="pr1" style:family="presentation" style:parent-style-name="標準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0.898cm" style:use-optimal-column-width="false"/>
    </style:style>
    <style:style style:name="co2" style:family="table-column">
      <style:table-column-properties style:column-width="2.441cm" style:use-optimal-column-width="false"/>
    </style:style>
    <style:style style:name="co3" style:family="table-column">
      <style:table-column-properties style:column-width="0.861cm" style:use-optimal-column-width="false"/>
    </style:style>
    <style:style style:name="co4" style:family="table-column">
      <style:table-column-properties style:column-width="0.914cm" style:use-optimal-column-width="false"/>
    </style:style>
    <style:style style:name="co5" style:family="table-column">
      <style:table-column-properties style:column-width="0.901cm" style:use-optimal-column-width="false"/>
    </style:style>
    <style:style style:name="co6" style:family="table-column">
      <style:table-column-properties style:column-width="2.886cm" style:use-optimal-column-width="false"/>
    </style:style>
    <style:style style:name="co7" style:family="table-column">
      <style:table-column-properties style:column-width="0.804cm" style:use-optimal-column-width="false"/>
    </style:style>
    <style:style style:name="co8" style:family="table-column">
      <style:table-column-properties style:column-width="4.542cm" style:use-optimal-column-width="false"/>
    </style:style>
    <style:style style:name="co9" style:family="table-column">
      <style:table-column-properties style:column-width="2.274cm" style:use-optimal-column-width="false"/>
    </style:style>
    <style:style style:name="ro1" style:family="table-row">
      <style:table-row-properties style:row-height="0.709cm" style:use-optimal-row-height="false"/>
    </style:style>
    <style:style style:name="ro2" style:family="table-row">
      <style:table-row-properties style:row-height="1.123cm" style:use-optimal-row-height="false"/>
    </style:style>
    <style:style style:name="ro3" style:family="table-row">
      <style:table-row-properties style:row-height="0.662cm" style:use-optimal-row-height="false"/>
    </style:style>
    <style:style style:name="ro4" style:family="table-row">
      <style:table-row-properties style:row-height="5.272cm" style:use-optimal-row-height="false"/>
    </style:style>
    <style:style style:name="ro5" style:family="table-row">
      <style:table-row-properties style:row-height="0.595cm" style:use-optimal-row-height="false"/>
    </style:style>
    <style:style style:name="ro6" style:family="table-row">
      <style:table-row-properties style:row-height="4.929cm" style:use-optimal-row-height="false"/>
    </style:style>
    <style:style style:name="ce1" style:family="table-cell">
      <style:text-properties style:font-name="Noto Sans CJK JP DemiLight" fo:font-size="10pt" style:font-size-asian="10pt" style:font-size-complex="10pt"/>
    </style:style>
    <style:style style:name="ce2" style:family="table-cell">
      <loext:graphic-properties draw:fill-color="#ffd965"/>
      <style:text-properties style:font-name="Noto Sans CJK JP DemiLight" fo:font-size="10pt" style:font-size-asian="10pt" style:font-size-complex="10pt"/>
    </style:style>
    <style:style style:name="ce3" style:family="table-cell">
      <loext:graphic-properties draw:fill-color="#9cc3e5"/>
      <style:text-properties style:font-name="Noto Sans CJK JP DemiLight" fo:font-size="10pt" style:font-size-asian="10pt" style:font-size-complex="10pt"/>
    </style:style>
    <style:style style:name="ce4" style:family="table-cell">
      <loext:graphic-properties draw:textarea-vertical-align="top"/>
      <style:text-properties style:font-name="Noto Sans CJK JP DemiLight" fo:font-size="10pt" style:font-size-asian="10pt" style:font-size-complex="10pt"/>
    </style:style>
    <style:style style:name="ce5" style:family="table-cell">
      <loext:graphic-properties draw:fill-color="#ffd965" draw:textarea-vertical-align="top"/>
      <style:text-properties style:font-name="Noto Sans CJK JP DemiLight" fo:font-size="10pt" style:font-size-asian="10pt" style:font-size-complex="10pt"/>
    </style:style>
    <style:style style:name="ce6" style:family="table-cell">
      <loext:graphic-properties draw:fill-color="#9cc3e5" draw:textarea-vertical-align="top"/>
      <style:text-properties style:font-name="Noto Sans CJK JP DemiLight" fo:font-size="10pt" style:font-size-asian="10pt" style:font-size-complex="10pt"/>
    </style:style>
    <style:style style:name="ce7" style:family="table-cell">
      <style:text-properties fo:font-size="10pt" style:font-size-asian="10pt" style:font-size-complex="10pt"/>
    </style:style>
    <style:style style:name="ce8" style:family="table-cell">
      <loext:graphic-properties draw:fill-color="#ffffff"/>
      <style:text-properties fo:font-size="10pt" style:font-size-asian="10pt" style:font-size-complex="10pt"/>
    </style:style>
    <style:style style:name="ce9" style:family="table-cell">
      <loext:graphic-properties draw:fill-color="#ffd965"/>
      <style:text-properties fo:font-size="10pt" style:font-size-asian="10pt" style:font-size-complex="10pt"/>
    </style:style>
    <style:style style:name="ce10" style:family="table-cell">
      <loext:graphic-properties draw:fill-color="#a8d08d"/>
      <style:text-properties fo:font-size="10pt" style:font-size-asian="10pt" style:font-size-complex="10pt"/>
    </style:style>
    <style:style style:name="ce11" style:family="table-cell">
      <loext:graphic-properties draw:fill-color="#9cc3e5"/>
      <style:text-properties fo:font-size="10pt" style:font-size-asian="10pt" style:font-size-complex="10pt"/>
    </style:style>
    <style:style style:name="ce12" style:family="table-cell">
      <loext:graphic-properties draw:fill-color="#a8d08d"/>
      <style:text-properties style:font-name="Liberation Sans" fo:font-size="10pt" style:font-size-asian="10pt" style:font-size-complex="10pt"/>
    </style:style>
    <style:style style:name="P1" style:family="paragraph">
      <style:text-properties style:font-name="Noto Sans CJK JP DemiLight" fo:font-size="10pt" style:font-size-asian="10pt" style:font-size-complex="10pt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style:font-size-asian="10pt" style:font-size-complex="10pt"/>
    </style:style>
    <style:style style:name="P4" style:family="paragraph">
      <style:text-properties style:font-name="Liberation Sans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layer="layout" svg:width="3.338cm" svg:height="7.089cm" svg:x="2.05cm" svg:y="1.392cm">
          <table:table table:template-name="tabl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gq</text:p>
              </table:table-cell>
              <table:table-cell/>
            </table:table-row>
            <table:table-row table:style-name="ro1" table:default-cell-style-name="ce1">
              <table:table-cell table:number-columns-spanned="2">
                <text:p text:style-name="P1">Main:</text:p>
              </table:table-cell>
              <table:covered-table-cell/>
            </table:table-row>
            <table:table-row table:style-name="ro1" table:default-cell-style-name="ce1">
              <table:table-cell/>
              <table:table-cell>
                <text:p text:style-name="P1">updatedAt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1">Settings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1">{}</text:p>
              </table:table-cell>
            </table:table-row>
            <table:table-row table:style-name="ro1" table:default-cell-style-name="ce1">
              <table:table-cell table:number-columns-spanned="2">
                <text:p text:style-name="P1">[moduleName]</text:p>
              </table:table-cell>
              <table:covered-table-cell/>
            </table:table-row>
            <table:table-row table:style-name="ro1" table:default-cell-style-name="ce1">
              <table:table-cell/>
              <table:table-cell>
                <text:p text:style-name="P1">UpdatedAt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1">{}</text:p>
              </table:table-cell>
            </table:table-row>
            <table:table-row table:style-name="ro1">
              <table:table-cell table:style-name="ce1"/>
              <table:table-cell table:style-name="ce3"/>
            </table:table-row>
            <table:table-row table:style-name="ro1">
              <table:table-cell table:style-name="ce1"/>
              <table:table-cell table:style-name="ce3">
                <text:p text:style-name="P1">page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5.561cm" svg:height="12.677cm" svg:x="7.659cm" svg:y="1.24cm">
          <table:table table:template-name="tabl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4">
              <table:table-cell table:number-columns-spanned="4">
                <text:p text:style-name="P1">Fs </text:p>
                <text:p text:style-name="P1">Coll. botModules</text:p>
              </table:table-cell>
              <table:covered-table-cell/>
              <table:covered-table-cell/>
              <table:covered-table-cell/>
            </table:table-row>
            <table:table-row table:style-name="ro3" table:default-cell-style-name="ce4">
              <table:table-cell table:number-columns-spanned="4">
                <text:p text:style-name="P1"><text:s text:c="3"/>Doc [uid]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4">
              <table:table-cell/>
              <table:table-cell table:number-columns-spanned="3">
                <text:p text:style-name="P1">Index: {</text:p>
                <text:p text:style-name="P1"><text:s text:c="2"/>[schemeName]:{</text:p>
                <text:p text:style-name="P1"><text:s text:c="4"/>[moduleName] {</text:p>
                <text:p text:style-name="P1"><text:s text:c="8"/>UpdatedAt: {</text:p>
                <text:p text:style-name="P1"><text:s text:c="13"/>Settings, memory, <text:s text:c="2"/></text:p>
                <text:p text:style-name="P1"><text:s text:c="13"/>origin,page0</text:p>
                <text:p text:style-name="P1"><text:s text:c="8"/>}</text:p>
                <text:p text:style-name="P1"><text:s text:c="4"/>},</text:p>
                <text:p text:style-name="P1"><text:s text:c="2"/>},</text:p>
                <text:p text:style-name="P1"><text:s text:c="2"/>...</text:p>
                <text:p text:style-name="P1">}</text:p>
              </table:table-cell>
              <table:covered-table-cell/>
              <table:covered-table-cell/>
            </table:table-row>
            <table:table-row table:style-name="ro3" table:default-cell-style-name="ce4">
              <table:table-cell/>
              <table:table-cell table:number-columns-spanned="3">
                <text:p text:style-name="P1">Coll. modules</text:p>
              </table:table-cell>
              <table:covered-table-cell/>
              <table:covered-table-cell/>
            </table:table-row>
            <table:table-row table:style-name="ro3" table:default-cell-style-name="ce4">
              <table:table-cell/>
              <table:table-cell table:number-columns-spanned="3">
                <text:p text:style-name="P1"><text:s text:c="2"/>doc[`${scheme}-${mod}`]</text:p>
              </table:table-cell>
              <table:covered-table-cell/>
              <table:covered-table-cell/>
            </table:table-row>
            <table:table-row table:style-name="ro3" table:default-cell-style-name="ce4">
              <table:table-cell/>
              <table:table-cell/>
              <table:table-cell table:style-name="ce5" table:number-columns-spanned="2">
                <text:p text:style-name="P1">settings</text:p>
              </table:table-cell>
              <table:covered-table-cell table:style-name="ce5"/>
            </table:table-row>
            <table:table-row table:style-name="ro3" table:default-cell-style-name="ce4">
              <table:table-cell/>
              <table:table-cell/>
              <table:table-cell table:number-columns-spanned="2">
                <text:p text:style-name="P1">Coll. scripts</text:p>
              </table:table-cell>
              <table:covered-table-cell/>
            </table:table-row>
            <table:table-row table:style-name="ro3" table:default-cell-style-name="ce4">
              <table:table-cell/>
              <table:table-cell/>
              <table:table-cell/>
              <table:table-cell table:style-name="ce6">
                <text:p text:style-name="P1">Memory {}</text:p>
              </table:table-cell>
            </table:table-row>
            <table:table-row table:style-name="ro3" table:default-cell-style-name="ce4">
              <table:table-cell/>
              <table:table-cell/>
              <table:table-cell/>
              <table:table-cell table:style-name="ce6">
                <text:p text:style-name="P1">origin</text:p>
              </table:table-cell>
            </table:table-row>
            <table:table-row table:style-name="ro3" table:default-cell-style-name="ce4">
              <table:table-cell/>
              <table:table-cell/>
              <table:table-cell/>
              <table:table-cell table:style-name="ce6">
                <text:p text:style-name="P1">page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layer="layout" svg:width="5.345cm" svg:height="11.562cm" svg:x="15.154cm" svg:y="1.194cm">
          <table:table table:template-name="table" table:use-banding-rows-styles="true">
            <table:table-column table:style-name="co7"/>
            <table:table-column table:style-name="co8"/>
            <table:table-row table:style-name="ro1" table:default-cell-style-name="ce7">
              <table:table-cell>
                <text:p text:style-name="P2"><text:span text:style-name="T1">dx</text:span></text:p>
              </table:table-cell>
              <table:table-cell/>
            </table:table-row>
            <table:table-row table:style-name="ro5" table:default-cell-style-name="ce7">
              <table:table-cell table:number-columns-spanned="2">
                <text:p text:style-name="P3"><text:span text:style-name="T1">Index (uid, kind)</text:span></text:p>
              </table:table-cell>
              <table:covered-table-cell/>
            </table:table-row>
            <table:table-row table:style-name="ro6">
              <table:table-cell table:style-name="ce7"/>
              <table:table-cell table:style-name="ce8">
                <text:p text:style-name="P2"><text:span text:style-name="T1">kind=Index: {</text:span></text:p>
                <text:p text:style-name="P2"><text:span text:style-name="T1"><text:s text:c="2"/></text:span><text:span text:style-name="T1">[schemeName]:{</text:span></text:p>
                <text:p text:style-name="P2"><text:span text:style-name="T1"><text:s text:c="4"/></text:span><text:span text:style-name="T1">[moduleName] {</text:span></text:p>
                <text:p text:style-name="P2"><text:span text:style-name="T1"><text:s text:c="8"/></text:span><text:span text:style-name="T1">UpdatedAt: {</text:span></text:p>
                <text:p text:style-name="P2"><text:span text:style-name="T1"><text:s text:c="10"/></text:span><text:span text:style-name="T1">Settings, Memory, </text:span></text:p>
                <text:p text:style-name="P2"><text:span text:style-name="T1"><text:s text:c="10"/></text:span><text:span text:style-name="T1">Origin, page0</text:span></text:p>
                <text:p text:style-name="P2"><text:span text:style-name="T1"><text:s text:c="8"/></text:span><text:span text:style-name="T1">}</text:span></text:p>
                <text:p text:style-name="P2"><text:span text:style-name="T1"><text:s text:c="4"/></text:span><text:span text:style-name="T1">},</text:span></text:p>
                <text:p text:style-name="P2"><text:span text:style-name="T1"><text:s text:c="2"/></text:span><text:span text:style-name="T1">},</text:span></text:p>
                <text:p text:style-name="P2"><text:span text:style-name="T1"><text:s text:c="2"/></text:span><text:span text:style-name="T1">...</text:span></text:p>
                <text:p text:style-name="P2"><text:span text:style-name="T1">}</text:span></text:p>
                <text:p text:style-name="P2"><text:span text:style-name="T1">kind=cache: {updatedAt}</text:span></text:p>
              </table:table-cell>
            </table:table-row>
            <table:table-row table:style-name="ro5" table:default-cell-style-name="ce7">
              <table:table-cell table:number-columns-spanned="2">
                <text:p text:style-name="P3"><text:span text:style-name="T1">settings(uid, scheme, mod)</text:span></text:p>
              </table:table-cell>
              <table:covered-table-cell/>
            </table:table-row>
            <table:table-row table:style-name="ro1">
              <table:table-cell table:style-name="ce7"/>
              <table:table-cell table:style-name="ce9">
                <text:p text:style-name="P2"><text:span text:style-name="T1">settings</text:span></text:p>
              </table:table-cell>
            </table:table-row>
            <table:table-row table:style-name="ro5">
              <table:table-cell table:style-name="ce7" table:number-columns-spanned="2">
                <text:p text:style-name="P3"><text:span text:style-name="T1">memory(uid,scheme,mod)</text:span></text:p>
              </table:table-cell>
              <table:covered-table-cell table:style-name="ce10"/>
            </table:table-row>
            <table:table-row table:style-name="ro1">
              <table:table-cell table:style-name="ce7"/>
              <table:table-cell table:style-name="ce9">
                <text:p text:style-name="P2"><text:span text:style-name="T1">{}</text:span></text:p>
              </table:table-cell>
            </table:table-row>
            <table:table-row table:style-name="ro5">
              <table:table-cell table:style-name="ce7" table:number-columns-spanned="2">
                <text:p text:style-name="P3"><text:span text:style-name="T1">script(uid,scheme,mod)</text:span></text:p>
              </table:table-cell>
              <table:covered-table-cell table:style-name="ce10"/>
            </table:table-row>
            <table:table-row table:style-name="ro1">
              <table:table-cell table:style-name="ce7"/>
              <table:table-cell table:style-name="ce11">
                <text:p text:style-name="P2"><text:span text:style-name="T1">memory</text:span></text:p>
              </table:table-cell>
            </table:table-row>
            <table:table-row table:style-name="ro1">
              <table:table-cell table:style-name="ce7"/>
              <table:table-cell table:style-name="ce11">
                <text:p text:style-name="P2"><text:span text:style-name="T1">origin</text:span></text:p>
              </table:table-cell>
            </table:table-row>
            <table:table-row table:style-name="ro1">
              <table:table-cell table:style-name="ce7"/>
              <table:table-cell table:style-name="ce11">
                <text:p text:style-name="P2"><text:span text:style-name="T1">page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layer="layout" svg:width="3.171cm" svg:height="4.139cm" svg:x="22.142cm" svg:y="4.057cm">
          <table:table table:template-name="table" table:use-banding-rows-styles="true">
            <table:table-column table:style-name="co1"/>
            <table:table-column table:style-name="co9"/>
            <table:table-row table:style-name="ro1" table:default-cell-style-name="ce7">
              <table:table-cell>
                <text:p text:style-name="P2"><text:span text:style-name="T1">dx</text:span></text:p>
              </table:table-cell>
              <table:table-cell/>
            </table:table-row>
            <table:table-row table:style-name="ro5" table:default-cell-style-name="ce7">
              <table:table-cell table:number-columns-spanned="2">
                <text:p text:style-name="P3"><text:span text:style-name="T1">cache</text:span></text:p>
              </table:table-cell>
              <table:covered-table-cell/>
            </table:table-row>
            <table:table-row table:style-name="ro1">
              <table:table-cell table:style-name="ce7"/>
              <table:table-cell table:style-name="ce12">
                <text:p text:style-name="P4"><text:span text:style-name="T1">matrix</text:span></text:p>
              </table:table-cell>
            </table:table-row>
            <table:table-row table:style-name="ro1">
              <table:table-cell table:style-name="ce7"/>
              <table:table-cell table:style-name="ce12">
                <text:p text:style-name="P4"><text:span text:style-name="T1">outScript</text:span></text:p>
              </table:table-cell>
            </table:table-row>
            <table:table-row table:style-name="ro1">
              <table:table-cell table:style-name="ce7"/>
              <table:table-cell table:style-name="ce10">
                <text:p text:style-name="P2"><text:span text:style-name="T2">vocab</text:span></text:p>
              </table:table-cell>
            </table:table-row>
            <table:table-row table:style-name="ro1">
              <table:table-cell table:style-name="ce7"/>
              <table:table-cell table:style-name="ce10">
                <text:p text:style-name="P2"><text:span text:style-name="T2">...</text:span></text:p>
              </table:table-cell>
            </table:table-row>
          </table:table>
          <draw:image xlink:href="Pictures/TablePreview4.svm" xlink:type="simple" xlink:show="embed" xlink:actuate="onLoad"/>
        </draw:frame>
        <draw:path draw:style-name="gr2" draw:text-style-name="P5" draw:layer="layout" svg:width="4.211cm" svg:height="0.613cm" draw:transform="rotate (-0.197396738400559) translate (4.81090807262549cm 3.2234603081827cm)" svg:viewBox="0 0 4212 614" svg:d="M0 112c2451-492 2251 820 4212 428">
          <text:p/>
        </draw:path>
        <draw:path draw:style-name="gr2" draw:text-style-name="P5" draw:layer="layout" svg:width="3.552cm" svg:height="2.596cm" draw:transform="rotate (-0.197396738400559) translate (5.35134997643408cm 3.88226572540139cm)" svg:viewBox="0 0 3553 2597" svg:d="M0 2597c2450-490 1591-2205 3553-2597">
          <text:p/>
        </draw:path>
        <draw:path draw:style-name="gr3" draw:text-style-name="P5" draw:layer="layout" svg:width="3.282cm" svg:height="0.662cm" draw:transform="rotate (-0.197396738400559) translate (12.8971112756364cm 10.6104442687128cm)" svg:viewBox="0 0 3283 663" svg:d="M0 108c2451-491 1321 875 3283 483">
          <text:p/>
        </draw:path>
        <draw:path draw:style-name="gr3" draw:text-style-name="P5" draw:layer="layout" svg:width="4.493cm" svg:height="0.711cm" draw:transform="rotate (-0.197396738400559) translate (12.2086557077259cm 3.86072574071985cm)" svg:viewBox="0 0 4494 712" svg:d="M0 712c2451-490 2532-320 4494-712">
          <text:p/>
        </draw:path>
        <draw:custom-shape draw:name="brace-right" draw:style-name="gr4" draw:text-style-name="P6" draw:layer="layout" svg:width="0.368cm" svg:height="1.256cm" svg:x="20.548cm" svg:y="11.244cm">
          <text:p/>
          <draw:enhanced-geometry svg:viewBox="0 0 21600 21600" draw:mirror-horizontal="false" draw:mirror-vertical="false" draw:glue-points="0 0 0 21600 21600 10800" draw:text-areas="0 ?f9 7800 ?f10" draw:type="right-brace" draw:modifiers="3015.7947350883 7233.5888037320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path draw:style-name="gr2" draw:text-style-name="P5" draw:layer="layout" svg:width="0.9cm" svg:height="4.739cm" draw:transform="rotate (-0.197396738400559) translate (21.9815056782571cm 7.0175000907551cm)" svg:viewBox="0 0 901 4740" svg:d="M0 4740c2451-491-1092-4348 869-4740">
          <text:p/>
        </draw:path>
        <draw:path draw:style-name="gr5" draw:text-style-name="P5" draw:layer="layout" svg:width="1.259cm" svg:height="1.282cm" draw:transform="rotate (-0.321664181142555) translate (20.5317058562525cm 9.51885417480843cm)" svg:viewBox="0 0 1260 1283" svg:d="M0 103c1747-509 1456 1019 466 1180">
          <text:p/>
        </draw:path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 DemiLight" svg:font-family="'Noto Sans CJK JP DemiLight'" style:font-family-generic="swiss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CF_20_Many" draw:display-name="CF Many" svg:viewBox="0 0 3000 3000" svg:d="M1500 3000l1500-2789v-211h-114l-1286 2392v-2392h-200v2392l-1286-2392h-114v211z"/>
    <draw:marker draw:name="Line_20_short" draw:display-name="Line short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Triangle" svg:viewBox="0 0 1013 1130" svg:d="M1009 1050l-449-1008-22-30-29-12-34 12-21 26-449 1012-5 13v8l5 21 12 21 17 13 21 4h903l21-4 21-13 9-21 4-21v-8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width="0.3cm" svg:stroke-color="#000000" draw:marker-start-width="0.65cm" draw:marker-end="Line_20_short" draw:marker-end-width="1.45cm" draw:fill="none"/>
    </style:style>
    <style:style style:name="Arrow_20_Line" style:display-name="Arrow Line" style:family="graphic" style:parent-style-name="Lines">
      <style:graphic-properties svg:stroke-width="0.1cm" draw:marker-start="Arrow" draw:marker-start-width="0cm" draw:marker-end="CF_20_Many" draw:marker-end-width="2cm" draw:shadow-color="#000000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16:21:08.244604604</meta:creation-date>
    <dc:date>2024-12-25T23:51:39.174577932</dc:date>
    <meta:editing-duration>PT13H58M43S</meta:editing-duration>
    <meta:editing-cycles>7</meta:editing-cycles>
    <meta:generator>LibreOffice/24.2.7.2$Linux_X86_64 LibreOffice_project/420$Build-2</meta:generator>
    <meta:print-date>2024-12-23T21:40:39.422924257</meta:print-date>
    <meta:document-statistic meta:object-count="34"/>
  </office:meta>
</office:document-meta>
</file>